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3b10" officeooo:paragraph-rsid="00143b10"/>
    </style:style>
    <style:style style:name="P2" style:family="paragraph" style:parent-style-name="Text_20_body">
      <style:text-properties officeooo:rsid="00143b10" officeooo:paragraph-rsid="00143b10"/>
    </style:style>
    <style:style style:name="P3" style:family="paragraph" style:parent-style-name="Title">
      <style:text-properties officeooo:rsid="00143b10" officeooo:paragraph-rsid="00143b10"/>
    </style:style>
    <style:style style:name="P4" style:family="paragraph" style:parent-style-name="Text_20_body">
      <style:text-properties officeooo:rsid="00159efe" officeooo:paragraph-rsid="00159efe"/>
    </style:style>
    <style:style style:name="P5" style:family="paragraph" style:parent-style-name="Text_20_body">
      <style:text-properties officeooo:rsid="00162634" officeooo:paragraph-rsid="00162634"/>
    </style:style>
    <style:style style:name="P6" style:family="paragraph" style:parent-style-name="Text_20_body">
      <style:text-properties officeooo:rsid="00170f27" officeooo:paragraph-rsid="00170f27"/>
    </style:style>
    <style:style style:name="P7" style:family="paragraph" style:parent-style-name="Text_20_body">
      <style:text-properties officeooo:rsid="001823fa" officeooo:paragraph-rsid="00170f27"/>
    </style:style>
    <style:style style:name="P8" style:family="paragraph" style:parent-style-name="Text_20_body">
      <style:text-properties officeooo:rsid="001823fa" officeooo:paragraph-rsid="001823fa"/>
    </style:style>
    <style:style style:name="P9" style:family="paragraph" style:parent-style-name="Text_20_body">
      <style:text-properties officeooo:rsid="001823fa" officeooo:paragraph-rsid="00186bfb"/>
    </style:style>
    <style:style style:name="P10" style:family="paragraph" style:parent-style-name="Text_20_body">
      <style:text-properties officeooo:rsid="00186bfb" officeooo:paragraph-rsid="00186bfb"/>
    </style:style>
    <style:style style:name="P11" style:family="paragraph" style:parent-style-name="Text_20_body">
      <style:text-properties officeooo:rsid="0019ed31" officeooo:paragraph-rsid="0019ed31"/>
    </style:style>
    <style:style style:name="P12" style:family="paragraph" style:parent-style-name="Text_20_body">
      <style:text-properties officeooo:rsid="0019ed31" officeooo:paragraph-rsid="0019ed31"/>
    </style:style>
    <style:style style:name="T1" style:family="text">
      <style:text-properties officeooo:rsid="00159efe"/>
    </style:style>
    <style:style style:name="T2" style:family="text">
      <style:text-properties officeooo:rsid="00170f27"/>
    </style:style>
    <style:style style:name="T3" style:family="text">
      <style:text-properties officeooo:rsid="00186bfb"/>
    </style:style>
    <style:style style:name="T4" style:family="text">
      <style:text-properties officeooo:rsid="0019ed31"/>
    </style:style>
    <style:style style:name="T5" style:family="text">
      <style:text-properties officeooo:rsid="001ae420"/>
    </style:style>
    <style:style style:name="T6" style:family="text">
      <style:text-properties officeooo:rsid="001c11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ier Pedragosa</text:p>
      <text:p text:style-name="P1"/>
      <text:p text:style-name="P3">La relació laboral</text:p>
      <text:p text:style-name="P2"/>
      <text:p text:style-name="P2">1. Un empresari està redactant el conveni i has de dir si pot o no pot redactar les següents normes i per què:</text:p>
      <text:p text:style-name="P2">1. Ha decidit que no cal fer 30 dies naturals de vacances i vol establir 21 dies hàbils.</text:p>
      <text:p text:style-name="P2"><text:tab/>No pot, perquè 30 dies naturals equivalen a 22 dies hàbils, cosa que pel principi de la norma <text:tab/>mínima no és aplicable perquè empitjora les condicions de l’Estatut dels Treballadors.</text:p>
      <text:p text:style-name="P2">2. També ha decidit que ell deixa de donar ell compliment d’antiguitat que donava des de feia 20 anys, per la qual cosa els treballadors més antics es pregunten què passarà exactament amb ells.</text:p>
      <text:p text:style-name="P2"><text:tab/>No pot, perquè un cop tens una condició establerta, si la mateixa norma o una de superior la <text:tab/>empitjora, ha <text:tab/>de conservar aquella més beneficiosa, pel principi de condició més <text:tab/>beneficiosa.</text:p>
      <text:p text:style-name="P2">3. Vol afavorir a aquells que decideixen tenir fills i filles, així que el permís de maternitat el vol posar a 20 setmanes.</text:p>
      <text:p text:style-name="P2"><text:tab/>Sí pot, perquè l’Estatut de Treballadors dicta 16 setmanes de permís de maternitat, condició <text:tab/>que estaria millorant amb aquesta norma, la qual cosa está permesa.</text:p>
      <text:p text:style-name="P2"/>
      <text:p text:style-name="P2">Respecte a 4 treballadors de la plantilla vol fer:</text:p>
      <text:p text:style-name="P2">4. Sancionar a Jaume perquè fa 3 mesos va cometre una falta lleu i considera que no s’ha de permetre cap tipus de falta.</text:p>
      <text:p text:style-name="P2"><text:tab/>Podria fer la sanció sempre i quan no faci 10 dies o més des que es va assabentar, ja que no <text:tab/>han passat més de 6 mesos des de la falta.</text:p>
      <text:p text:style-name="P2">5. Sancionar a la Marta sense feina i sou durant 13 dies per insults a la seva cap.</text:p>
      <text:p text:style-name="P2"><text:tab/><text:span text:style-name="T1">Podria dur a terme la sanció sempre i quan no hagin passat més de 60 dies des que <text:tab/>l’empresari se n’adona de la sanció.</text:span></text:p>
      <text:p text:style-name="P2">6. Sancionar al Marcos amb 3 dies de sou que no cobrarà perquè va donar suport a la Marta per a que actués agressivament cap a la seva cap.</text:p>
      <text:p text:style-name="P2"><text:tab/><text:span text:style-name="T1">No pot sancionar amb multes de sou ni treient temps de descans, només podria suspendre de <text:tab/>feina i sou o acomiadament disciplinari.</text:span></text:p>
      <text:p text:style-name="P2">7. Sancionar amb l’acomiadament a la Joanna perquè és la membre del comité d’empresa que sempre li demana la documentació comptable i laboral a banda de recordar-li contínuament que no està complint amb la normativa de PRL respecte a donar gratuïtament els EPIs als treballadors.</text:p>
      <text:p text:style-name="P2"><text:tab/><text:span text:style-name="T1">No es pot sancionar algú per exercir la seva labor.</text:span></text:p>
      <text:p text:style-name="P2"/>
      <text:p text:style-name="P4"><text:soft-page-break/>Hi ha uns casos que s’ha plantejat el següent:</text:p>
      <text:p text:style-name="P4">8. L’Ernest és un treballador que porta a l’empresa 12 anys ja que no l’interessa que segueixi a la seva empresa però si l’acomiada ha de pagar indemnització així que ha pensat que millor el deixa sense ordinador, telèfon i no li assigna tasques aviam si així deixa la feina i no ha de pagar-li la indemnització.</text:p>
      <text:p text:style-name="P4"><text:tab/>No pot, perquè estaria vulnerant el dret a la ocupació efectiva.</text:p>
      <text:p text:style-name="P4"/>
      <text:p text:style-name="P5">9. El Vicenç sembla que hi ha indicis que ha agafat una peça del taller que té un cost molt elevat, i avui pensa obrir la seva taquilla per comprovar si està allà, però ho farà sense que ell ho sàpiga ja que si l’avisa és un noi molt agressiu i no vol que se li enfronti.</text:p>
      <text:p text:style-name="P5"><text:tab/>No es pot, perquè vulneraria el dret al respecte de la intimitat, per registrar les pertinençes <text:tab/>d’un empleat ha d’informar el treballador, i ha d’estar present juntament amb un <text:tab/>representant dels treballadors.</text:p>
      <text:p text:style-name="P5"/>
      <text:p text:style-name="P5">10. La Mireia ha demanat que li canviï el torn de treball durant els dos anys que estudiarà el grau superior d’Administració i Finances per a poder ascendir a administrativa dins la mateixa empresa. L’empresari diu que haurà de seguir fent torns rotatius de matí i tarda mentre no trobi cap company que li faci el favor de fer l’horari de tarda que no el vol fer ningú.</text:p>
      <text:p text:style-name="P5"><text:tab/><text:span text:style-name="T2">No pot respondre així, perquè l’empresari ha de prioritzar la Mireia pel seu dret a la <text:tab/>formació i ha de facilitar sempre que pugui l’horari que li permeti estudiar.</text:span></text:p>
      <text:p text:style-name="P5"/>
      <text:p text:style-name="P6">11. Ha observat que hi ha certs treballadors que parlen malament de l’empresa en hores de feina i com que es pot posar videovigilància davant el poder de direcció que té com empresari, ha decidit fer-ne la instal·lació, excepte a les zones com vestidors, lavabos i de descans. Però ha decidit que la instal·lació es farà fora d’horari de feina per a que els treballadors no ho sàpiguen i així poder escoltar i observar el que diuen i si fan la feina.</text:p>
      <text:p text:style-name="P7"><text:tab/>No pot fer-ho d’aquesta manera. Pel poder de control i vigilància que té l’empresari, té dret a <text:tab/>instal·lar videovigilància sempre i quan no sigui als lavabos, vestuaris ni zones de descans. <text:tab/>A més, no poden tenir àudio, i els treballadors han de estar avisats.</text:p>
      <text:p text:style-name="P7"/>
      <text:p text:style-name="P8">12. El Miquel és un noi jove que encara no té experiència però té un potencial molt bo i se’l vol quedar. Ell ha estat substituint a la Lídia que estava de permís per maternitat, encara no ha fet les vacances que li pertoquen i ja és final d’any, així que l’empresari ha pensat que li dirà que no faci les vacances i a canvi li fa un contracte indefinit ordinari.</text:p>
      <text:p text:style-name="P8"><text:tab/>Tota persona té dret al descans diari, setmanal i anual, així que no pot negociar amb els <text:tab/>drets del treballador com a moneda de canvi.</text:p>
      <text:p text:style-name="P8"/>
      <text:p text:style-name="P8"/>
      <text:p text:style-name="P8"><text:soft-page-break/>13. No sap quants representants dels treballadors ha de tenir la seva empresa ni quines són les seves funcions.</text:p>
      <text:p text:style-name="P8"><text:tab/>Amb 342 treballadors, ha de tenir 13 representants que formaran el comité d’empresa, <text:tab/>encarregat de negociar amb l’empresa noves condicions laborals, horaris, calendari, hores <text:tab/>extraordinàries, jornada laboral, etc.</text:p>
      <text:p text:style-name="P8"/>
      <text:p text:style-name="P8">14. L’empresari ha passat els dies de festa que hi haurà per aquest any per a tota l’empresa. En Lluís li reclama que el dia 13 de juny Sant Antoni de Pàdua és el patró dels treballadors del tèxtil i que sempre s’ha fet festa i que s’ha de complir amb els usos i costums de la professió i locals.</text:p>
      <text:p text:style-name="P8"><text:tab/>Sí que ho pot exigir perquè un ús o costum és norma i s’ha estat fent fins ara, així que és <text:tab/>un dret dels treballadors.</text:p>
      <text:p text:style-name="P8"/>
      <text:p text:style-name="P8">15. Vol posar a treballar al seu fill com a cap de recursos humans ja que ha finalitzat els estudis de grau universitari de relacions laborals. El fill encara no s’ha independitzat i conviu amb ell a casa.</text:p>
      <text:p text:style-name="P8"><text:tab/><text:span text:style-name="T3">En aquest cas seria una relació no laboral o exclosa, ja que seria un treball familiar, que <text:tab/>inclou tot parentiu fins al segon grau de consanguinitat que visquin amb l’empresari.</text:span></text:p>
      <text:p text:style-name="P8"/>
      <text:p text:style-name="P8">16. També ha vingut a pintar un pintor tot el que és l’entrada de l’empresa, i no sap si hi ha relació laboral amb ell o no per donar-lo d’alta a la Seguretat Social.</text:p>
      <text:p text:style-name="P9"><text:tab/><text:span text:style-name="T3">Si el pintor treballa per una altra empresa o per compte propi, la relació entre ell i el pintor <text:tab/>és comercial, no laboral. En cas que el pintor hagi estat contractat per l’empresari, sí que hi <text:tab/>hauria una relació laboral i s’hauria de redactar i signar un contracte temporal.</text:span></text:p>
      <text:p text:style-name="P9"/>
      <text:p text:style-name="P8">17. L’Albert ha estudiat ocupabilitat i ha descobert que ell que està treballant en negre és possible que <text:span text:style-name="T3">tingui una</text:span> relació laboral. Explica, si és així, perquè, <text:span text:style-name="T3">i </text:span>explica què pot fer a nivell laboral per regular la seva relació <text:span text:style-name="T3">i a</text:span> on s’ha de dirigir.</text:p>
      <text:p text:style-name="P8"><text:tab/><text:span text:style-name="T3">Sí que hi ha relació laboral, ja que els cinc requisits es compleixen. A nivell laboral el que ha <text:tab/>de fer és aconseguir que es redacti i es signi un contracte de treball. Primerament hauria <text:tab/>d’intentar parlar amb l’empresari, però en cas que no es pugui, podria demanar una <text:tab/>inspecció laboral per informar que està treballant sense estar donat d’alta a la Seguretat <text:tab/>Social.</text:span></text:p>
      <text:p text:style-name="P8"/>
      <text:p text:style-name="P8"/>
      <text:p text:style-name="P8"/>
      <text:p text:style-name="P8"/>
      <text:p text:style-name="P8"/>
      <text:p text:style-name="P10"><text:soft-page-break/>18. La Martina l’han acomiadat avui i no està d’acord amb el motiu de l’acomiadament perquè clarament s’ho han inventat. Indica quines gestions s’ha de fer per resoldre el conflicte i quins mètodes pacífics té al seu abast per resoldre favorablement aquesta situació.</text:p>
      <text:p text:style-name="P10"><text:tab/><text:span text:style-name="T4">Primer ha de reclamar l’empresa a través dels representants dels treballadors. En cas que no <text:tab/>se solucioni, ha d’anar al Jutjat del Social a posar una demanda abans que passin 20 dies des <text:tab/>de l’acomiadament, la qual cosa posarà en marxa el SMAC, on un representant d’ella i un <text:tab/>representant de l’empresa negociaran amb la presència d’un mediador. En cas que no hi hagi <text:tab/>un acta de conciliació positiva, pot continuar amb la demanda amb l’audiència provincial.</text:span></text:p>
      <text:p text:style-name="P10"/>
      <text:p text:style-name="P11">Durant la negociació del conveni:</text:p>
      <text:p text:style-name="P11">19. La comissió negociadora està tenint molta tensió a l’hora d’arribar a pactes i els representants dels treballadors han decidit fer vaga durant tres dies i han avisat a l’empresari que demà mateix comencen i que serà indefinida fins que hi hagi una aproximació de posicions.</text:p>
      <text:p text:style-name="P11"><text:tab/><text:span text:style-name="T5">Si estigués secundada per la majoria o convocada pel comité d’empresa o sindicat, encara i <text:tab/>així no seria legal ja que les vagues s’han d’avisar amb 5 dies naturals d’antel·lació.</text:span></text:p>
      <text:p text:style-name="P11"/>
      <text:p text:style-name="P11">20. L’empresari ha decidit que farà el tancament patronal davant les amenaces de vaga que li han comunicat avui mateix.</text:p>
      <text:p text:style-name="P11"><text:tab/><text:span text:style-name="T6">Sempre que hi existeixi un dels riscs establerts com a legítims i s’avisi amb 12h <text:tab/>d’antel·lació, podria.</text:span></text:p>
      <text:p text:style-name="P11"/>
      <text:p text:style-name="P11">21. Hi ha un dubte important a l’hora d’interpretar un article del conveni vigent actualment. Qui pot aclarir-lo i explicar el sentit en què es va redactar?</text:p>
      <text:p text:style-name="P11"><text:tab/><text:span text:style-name="T6">Es crea una comissió paritaria, que és la que resol els possibles dub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8:46:39.742095999</meta:creation-date>
    <dc:date>2025-03-19T19:16:18.868634641</dc:date>
    <meta:editing-duration>PT1H13M50S</meta:editing-duration>
    <meta:editing-cycles>3</meta:editing-cycles>
    <meta:generator>LibreOffice/24.2.7.2$Linux_X86_64 LibreOffice_project/420$Build-2</meta:generator>
    <meta:document-statistic meta:table-count="0" meta:image-count="0" meta:object-count="0" meta:page-count="4" meta:paragraph-count="48" meta:word-count="1557" meta:character-count="8715" meta:non-whitespace-character-count="7155"/>
  </office:meta>
</office:document-meta>
</file>